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jpeg" manifest:media-type="image/jpeg"/>
  <manifest:file-entry manifest:full-path="settings.xml" manifest:media-type="text/xml"/>
  <manifest:file-entry manifest:full-path="styles.xml" manifest:media-type="text/xml"/>
  <manifest:file-entry manifest:full-path="media/image15.png" manifest:media-type="image/png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0">
      <style:drawing-page-properties draw:fill="bitmap" draw:fill-image-name="a2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1">
      <style:graphic-properties draw:fill="none" draw:stroke="solid" svg:stroke-width="0.01736in" svg:stroke-color="#000000" draw:marker-start="a2049" draw:marker-end="a2050" svg:stroke-opacity="100%" svg:stroke-linecap="butt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22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0">
      <style:drawing-page-properties draw:fill="bitmap" draw:fill-image-name="a2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5" style:parent-style-name="Graphics">
      <style:graphic-properties draw:fill="none" fo:clip="rect(0in, 0in, 0in, 0in)" draw:stroke="none"/>
    </style:style>
    <style:style style:family="text" style:name="a2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7">
      <style:drawing-page-properties draw:fill="bitmap" draw:fill-image-name="a2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9" style:parent-style-name="Graphics">
      <style:graphic-properties draw:fill="none" draw:stroke="none"/>
    </style:style>
    <style:style style:family="drawing-page" style:name="a1952">
      <style:drawing-page-properties draw:fill="bitmap" draw:fill-image-name="a195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9" style:parent-style-name="Graphics">
      <style:graphic-properties draw:fill="none" fo:clip="rect(0in, 0in, 0in, 0in)" draw:stroke="none"/>
    </style:style>
    <style:style style:family="graphic" style:name="a2070" style:parent-style-name="Graphics">
      <style:graphic-properties draw:fill="none" draw:stroke="none"/>
    </style:style>
    <style:style style:family="graphic" style:name="a2071" style:parent-style-name="Graphics">
      <style:graphic-properties draw:fill="none" draw:stroke="none"/>
    </style:style>
    <style:style style:family="paragraph" style:name="a22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 style:parent-style-name="Graphics">
      <style:graphic-properties draw:fill="none" draw:stroke="none"/>
    </style:style>
    <style:style style:family="presentation" style:name="a2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3" style:parent-style-name="Graphics">
      <style:graphic-properties draw:fill="none" draw:stroke="none"/>
    </style:style>
    <style:style style:family="presentation" style:name="a2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6">
      <style:graphic-properties draw:fill="none" draw:stroke="solid" svg:stroke-width="0.01736in" svg:stroke-color="#000000" draw:marker-start="a2074" draw:marker-end="a2075" svg:stroke-opacity="100%" svg:stroke-linecap="butt"/>
    </style:style>
    <style:style style:family="text" style:name="a19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draw:fill="none" draw:stroke="solid" svg:stroke-width="0.01736in" svg:stroke-color="#000000" draw:marker-start="a2077" draw:marker-end="a2078" svg:stroke-opacity="100%" svg:stroke-linecap="butt"/>
    </style:style>
    <style:style style:family="graphic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2">
      <style:graphic-properties draw:fill="none" draw:stroke="solid" svg:stroke-width="0.01736in" svg:stroke-color="#000000" draw:marker-start="a2080" draw:marker-end="a2081" svg:stroke-opacity="100%" svg:stroke-linecap="butt"/>
    </style:style>
    <style:style style:family="graphic" style:name="a2085">
      <style:graphic-properties draw:fill="none" draw:stroke="solid" svg:stroke-width="0.01736in" svg:stroke-color="#000000" draw:marker-start="a2083" draw:marker-end="a2084" svg:stroke-opacity="100%" svg:stroke-linecap="butt"/>
    </style:style>
    <style:style style:family="graphic" style:name="a2086" style:parent-style-name="Graphics">
      <style:graphic-properties draw:fill="none" draw:stroke="none"/>
    </style:style>
    <style:style style:family="graphic" style:name="a2087" style:parent-style-name="Graphics">
      <style:graphic-properties draw:fill="none" draw:stroke="non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 (En-têtes)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1">
      <style:graphic-properties draw:fill="none" draw:stroke="solid" svg:stroke-width="0.02431in" svg:stroke-color="#ff0000" draw:marker-start="a2099" draw:marker-end="a2100" svg:stroke-opacity="100%" svg:stroke-linecap="butt"/>
    </style:style>
    <style:style style:family="paragraph" style:name="a1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4">
      <style:drawing-page-properties draw:fill="bitmap" draw:fill-image-name="a197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ffff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0">
      <style:graphic-properties draw:fill="none" draw:stroke="solid" svg:stroke-width="0.01736in" svg:stroke-color="#000000" draw:marker-start="a2088" draw:marker-end="a2089" svg:stroke-opacity="100%" svg:stroke-linecap="butt"/>
    </style:style>
    <style:style style:family="graphic" style:name="a2091" style:parent-style-name="Graphics">
      <style:graphic-properties draw:fill="none" draw:stroke="none"/>
    </style:style>
    <style:style style:family="graphic" style:name="a2094">
      <style:graphic-properties draw:fill="none" draw:stroke="solid" svg:stroke-width="0.02431in" svg:stroke-color="#ff0000" draw:marker-start="a2092" draw:marker-end="a2093" svg:stroke-opacity="100%" svg:stroke-linecap="butt"/>
    </style:style>
    <style:style style:family="text" style:name="a20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0">
      <style:drawing-page-properties draw:fill="bitmap" draw:fill-image-name="a21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9" style:parent-style-name="Graphics">
      <style:graphic-properties draw:fill="none" draw:stroke="none"/>
    </style:style>
    <style:style style:family="text" style:name="a19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0" style:parent-style-name="Graphics">
      <style:graphic-properties draw:fill="none" draw:stroke="none"/>
    </style:style>
    <style:style style:family="paragraph" style:name="a19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 style:parent-style-name="Graphics">
      <style:graphic-properties draw:fill="none" draw:stroke="none"/>
    </style:style>
    <style:style style:family="graphic" style:name="a2122" style:parent-style-name="Graphics">
      <style:graphic-properties draw:fill="none" draw:stroke="none"/>
    </style:style>
    <style:style style:family="presentation" style:name="a19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3" style:parent-style-name="Graphics">
      <style:graphic-properties draw:fill="none" draw:stroke="none"/>
    </style:style>
    <style:style style:family="graphic" style:name="a1994" style:parent-style-name="Graphics">
      <style:graphic-properties draw:fill="none" draw:stroke="none"/>
    </style:style>
    <style:style style:family="text" style:name="a21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5" style:parent-style-name="Graphics">
      <style:graphic-properties draw:fill="none" draw:stroke="none"/>
    </style:style>
    <style:style style:family="text" style:name="a21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6" style:parent-style-name="Graphics">
      <style:graphic-properties draw:fill="none" draw:stroke="none"/>
    </style:style>
    <style:style style:family="paragraph" style:name="a2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98">
      <style:drawing-page-properties draw:fill="bitmap" draw:fill-image-name="a199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133">
      <style:graphic-properties draw:fill="none" draw:stroke="solid" svg:stroke-width="0.01736in" svg:stroke-color="#000000" draw:marker-start="a2131" draw:marker-end="a2132" svg:stroke-opacity="100%" svg:stroke-linecap="butt"/>
    </style:style>
    <style:style style:family="graphic" style:name="a2136">
      <style:graphic-properties draw:fill="none" draw:stroke="solid" svg:stroke-width="0.03125in" svg:stroke-color="#22ffff" draw:marker-start="a2134" draw:marker-end="a2135" svg:stroke-opacity="100%" svg:stroke-linecap="butt"/>
    </style:style>
    <style:style style:family="text" style:name="a2137">
      <style:text-properties fo:font-variant="normal" fo:text-transform="none" fo:color="#22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22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43">
      <style:graphic-properties draw:fill="none" draw:stroke="solid" svg:stroke-width="0.02431in" svg:stroke-color="#ff0000" draw:marker-start="a2141" draw:marker-end="a2142" svg:stroke-opacity="100%" svg:stroke-linecap="butt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52">
      <style:drawing-page-properties draw:fill="bitmap" draw:fill-image-name="a21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15" style:parent-style-name="Graphics">
      <style:graphic-properties draw:fill="none" draw:stroke="none"/>
    </style:style>
    <style:style style:family="graphic" style:name="a2016" style:parent-style-name="Graphics">
      <style:graphic-properties draw:fill="none" draw:stroke="none"/>
    </style:style>
    <style:style style:family="graphic" style:name="a2017" style:parent-style-name="Graphics">
      <style:graphic-properties draw:fill="none" draw:stroke="none"/>
    </style:style>
    <style:style style:family="graphic" style:name="a2018" style:parent-style-name="Graphics">
      <style:graphic-properties draw:fill="none" draw:stroke="none"/>
    </style:style>
    <style:style style:family="graphic" style:name="a2019" style:parent-style-name="Graphics">
      <style:graphic-properties draw:fill="none" draw:stroke="none"/>
    </style:style>
    <style:style style:family="presentation" style:name="a2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0" style:parent-style-name="Graphics">
      <style:graphic-properties draw:fill="none" draw:stroke="none"/>
    </style:style>
    <style:style style:family="text" style:name="a2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2" style:parent-style-name="Graphics">
      <style:graphic-properties draw:fill="none" draw:stroke="none"/>
    </style:style>
    <style:style style:family="graphic" style:name="a2173" style:parent-style-name="Graphics">
      <style:graphic-properties draw:fill="none" fo:clip="rect(0in, 0in, 0in, 0in)" draw:stroke="none"/>
    </style:style>
    <style:style style:family="graphic" style:name="a2174" style:parent-style-name="Graphics">
      <style:graphic-properties draw:fill="none" fo:clip="rect(0in, 0in, 0in, 0in)" draw:stroke="none"/>
    </style:style>
    <style:style style:family="graphic" style:name="a2175" style:parent-style-name="Graphics">
      <style:graphic-properties draw:fill="none" fo:clip="rect(0in, 0in, 0in, 0in)" draw:stroke="none"/>
    </style:style>
    <style:style style:family="graphic" style:name="a2176" style:parent-style-name="Graphics">
      <style:graphic-properties draw:fill="none" fo:clip="rect(0in, 0in, 0in, 0in)" draw:stroke="non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39">
      <style:graphic-properties draw:fill="none" draw:stroke="solid" svg:stroke-width="0.01736in" svg:stroke-color="#000000" draw:marker-start="a2037" draw:marker-end="a2038" svg:stroke-opacity="100%" svg:stroke-linecap="butt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draw:fill="none" draw:stroke="solid" svg:stroke-width="0.01736in" svg:stroke-color="#000000" draw:marker-start="a2040" draw:marker-end="a2041" svg:stroke-opacity="100%" svg:stroke-linecap="butt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5">
      <style:graphic-properties draw:fill="none" draw:stroke="solid" svg:stroke-width="0.01736in" svg:stroke-color="#000000" draw:marker-start="a2043" draw:marker-end="a2044" svg:stroke-opacity="100%" svg:stroke-linecap="butt"/>
    </style:style>
    <style:style style:family="paragraph" style:name="a2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8">
      <style:graphic-properties draw:fill="none" draw:stroke="solid" svg:stroke-width="0.01736in" svg:stroke-color="#000000" draw:marker-start="a2046" draw:marker-end="a2047" svg:stroke-opacity="100%" svg:stroke-linecap="butt"/>
    </style:style>
    <style:style style:family="graphic" style:name="a2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39">
      <style:drawing-page-properties draw:fill="bitmap" draw:fill-image-name="a193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1939" draw:master-page-name="Master1-Layout1-title-Diapositive-de-titre" presentation:presentation-page-layout-name="Master1-PPL1" draw:id="Slide-256">
        <draw:frame draw:id="id863" presentation:style-name="a1945" draw:name="Titre 1" svg:x="2.05208in" svg:y="1.22743in" svg:width="9.61458in" svg:height="2.61111in" presentation:class="title" presentation:placeholder="false">
          <draw:text-box>
            <text:p text:style-name="a1944" text:class-names="" text:cond-style-name=""><text:span text:style-name="a1940" text:class-names="">Connaissez-vous les<text:s text:c="1"/></text:span><text:span text:style-name="a1941" text:class-names="">vpn</text:span><text:span text:style-name="a1942" text:class-names=""><text:s text:c="1"/>?</text:span><text:span text:style-name="a1943" text:class-names=""/></text:p>
          </draw:text-box>
          <svg:title/>
          <svg:desc/>
        </draw:frame>
        <draw:frame draw:id="id864" presentation:style-name="a1950" draw:name="Sous-titre 2" svg:x="2.05208in" svg:y="3.93924in" svg:width="9.61458in" svg:height="1.81076in" presentation:class="subtitle" presentation:placeholder="false">
          <draw:text-box>
            <text:p text:style-name="a1949" text:class-names="" text:cond-style-name=""><text:span text:style-name="a1946" text:class-names="">IDEES Reçues, fonctionnement, réelle utilité,<text:s text:c="1"/></text:span><text:span text:style-name="a1947" text:class-names="">diy</text:span><text:span text:style-name="a1948" text:class-names=""/></text:p>
          </draw:text-box>
          <svg:title/>
          <svg:desc/>
        </draw:frame>
      </draw:page>
      <draw:page draw:name="Slide3" draw:style-name="a1952" draw:master-page-name="Master1-Layout6-titleOnly-Titre-seul" presentation:presentation-page-layout-name="Master1-PPL6" draw:id="Slide-258">
        <draw:frame draw:id="id865" presentation:style-name="a1958" draw:name="Titre 1" svg:x="1.25in" svg:y="0.65639in" svg:width="10.83333in" svg:height="1.61698in" presentation:class="title" presentation:placeholder="false">
          <draw:text-box>
            <text:p text:style-name="a1957" text:class-names="" text:cond-style-name=""><text:span text:style-name="a1953" text:class-names="">Ce Dev Talk <text:s text:c="2"/></text:span><text:span text:style-name="a1954" text:class-names=""><text:s text:c="1"/></text:span><text:span text:style-name="a1955" text:class-names="">est <text:s text:c="6"/>sponsorisé par <text:line-break/></text:span><text:span text:style-name="a1956" text:class-names=""/></text:p>
          </draw:text-box>
          <svg:title/>
          <svg:desc/>
        </draw:frame>
        <draw:frame draw:id="id866" draw:style-name="a1959" draw:name="Picture 2" svg:x="4.64264in" svg:y="2.45374in" svg:width="4.04804in" svg:height="4.04804in" style:rel-width="scale" style:rel-height="scale">
          <draw:image xlink:href="media/image1.png" xlink:type="simple" xlink:show="embed" xlink:actuate="onLoad"/>
          <svg:title/>
          <svg:desc>The best online VPN service for speed | NordVPN</svg:desc>
        </draw:frame>
        <draw:frame draw:id="id868" draw:style-name="a1963" draw:name="ZoneTexte 2" svg:x="5.06289in" svg:y="0.85205in" svg:width="1.07997in" svg:height="0.70684in">
          <draw:text-box>
            <text:p text:style-name="a1962" text:class-names="" text:cond-style-name="" text:id="id867"><text:span text:style-name="a1960" text:class-names="">N’</text:span><text:span text:style-name="a1961" text:class-names=""/></text:p>
          </draw:text-box>
          <svg:title/>
          <svg:desc/>
        </draw:frame>
        <draw:frame draw:id="id870" draw:style-name="a1968" draw:name="ZoneTexte 3" svg:x="6.30447in" svg:y="0.83675in" svg:width="1.00165in" svg:height="0.70684in">
          <draw:text-box>
            <text:p text:style-name="a1967" text:class-names="" text:cond-style-name="" text:id="id869"><text:span text:style-name="a1964" text:class-names="">PA</text:span><text:span text:style-name="a1965" text:class-names="">S</text:span><text:span text:style-name="a1966" text:class-names=""/></text:p>
          </draw:text-box>
          <svg:title/>
          <svg:desc/>
        </draw:frame>
        <draw:frame draw:id="id872" draw:style-name="a1972" draw:name="ZoneTexte 4" svg:x="5.37629in" svg:y="1.54892in" svg:width="2.58076in" svg:height="0.70684in">
          <draw:text-box>
            <text:p text:style-name="a1971" text:class-names="" text:cond-style-name="" text:id="id871"><text:span text:style-name="a1969" text:class-names="">NORD VPN</text:span><text:span text:style-name="a197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2" smil:attributeName="visibility" smil:to="visible" smil:begin="0.0s" smil:dur="0.001s" smil:fill="hold"/>
                  <anim:transitionFilter smil:targetElement="id87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66" smil:attributeName="visibility" smil:to="visible" smil:begin="0.0s" smil:dur="0.001s" smil:fill="hold"/>
                  <anim:transitionFilter smil:targetElement="id86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868" smil:attributeName="visibility" smil:to="visible" smil:begin="0.0s" smil:dur="0.001s" smil:fill="hold"/>
                  <anim:animate smil:targetElement="id868" smil:attributeName="x" smil:values="x;x" smil:keyTimes="0.0;1.0" smil:dur="0.5s" smil:fill="hold"/>
                  <anim:animate smil:targetElement="id86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70" smil:attributeName="visibility" smil:to="visible" smil:begin="0.0s" smil:dur="0.001s" smil:fill="hold"/>
                  <anim:animate smil:targetElement="id870" smil:attributeName="x" smil:values="x;x" smil:keyTimes="0.0;1.0" smil:dur="0.5s" smil:fill="hold"/>
                  <anim:animate smil:targetElement="id87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2" draw:style-name="a1974" draw:master-page-name="Master1-Layout14-cust-3 colonnes" presentation:presentation-page-layout-name="Master1-PPL14" draw:id="Slide-257">
        <draw:frame draw:id="id874" presentation:style-name="a1978" draw:name="Titre 1" svg:x="1.24826in" svg:y="0.66667in" svg:width="10.83333in" svg:height="2.08333in" presentation:class="title" presentation:placeholder="false">
          <draw:text-box>
            <text:p text:style-name="a1977" text:class-names="" text:cond-style-name="" text:id="id873"><text:span text:style-name="a1975" text:class-names="">Les VPN, C’est …</text:span><text:span text:style-name="a1976" text:class-names=""/></text:p>
          </draw:text-box>
          <svg:title/>
          <svg:desc/>
        </draw:frame>
        <draw:frame draw:id="id876" presentation:style-name="a1982" draw:name="Espace réservé du texte 2" svg:x="1.26784in" svg:y="2.54983in" svg:width="3.49617in" svg:height="0.75in" presentation:class="outline" presentation:placeholder="false">
          <draw:text-box>
            <text:list text:style-name="a1981">
              <text:list-item>
                <text:p text:style-name="a1980" text:class-names="" text:cond-style-name="" text:id="id875"><text:span text:style-name="a1979" text:class-names="">Une garantie d’anonymat et de sécurité</text:span></text:p>
              </text:list-item>
            </text:list>
          </draw:text-box>
          <svg:title/>
          <svg:desc/>
        </draw:frame>
        <draw:frame draw:id="id878" presentation:style-name="a1987" draw:name="Espace réservé du texte 4" svg:x="4.92369in" svg:y="2.375in" svg:width="3.48249in" svg:height="0.75in" presentation:class="outline" presentation:placeholder="false">
          <draw:text-box>
            <text:list text:style-name="a1986">
              <text:list-item>
                <text:p text:style-name="a1985" text:class-names="" text:cond-style-name="" text:id="id877"><text:span text:style-name="a1983" text:class-names="">Un Accès à des contenus restreints</text:span><text:span text:style-name="a1984" text:class-names=""/></text:p>
              </text:list-item>
            </text:list>
          </draw:text-box>
          <svg:title/>
          <svg:desc/>
        </draw:frame>
        <draw:frame draw:id="id880" presentation:style-name="a1993" draw:name="Espace réservé du texte 6" svg:x="8.70686in" svg:y="2.54983in" svg:width="3.49406in" svg:height="0.75in" presentation:class="outline" presentation:placeholder="false">
          <draw:text-box>
            <text:list text:style-name="a1992">
              <text:list-item>
                <text:p text:style-name="a1991" text:class-names="" text:cond-style-name="" text:id="id879"><text:span text:style-name="a1988" text:class-names="">… surtout, Beaucoup d’intégration</text:span><text:span text:style-name="a1989" text:class-names="">s</text:span><text:span text:style-name="a1990" text:class-names=""/></text:p>
              </text:list-item>
            </text:list>
          </draw:text-box>
          <svg:title/>
          <svg:desc/>
        </draw:frame>
        <draw:frame draw:id="id881" draw:style-name="a1994" draw:name="Image 9" svg:x="8.71843in" svg:y="3.67886in" svg:width="3.48249in" svg:height="2.63051in" style:rel-width="scale" style:rel-height="scale">
          <draw:image xlink:href="media/image2.png" xlink:type="simple" xlink:show="embed" xlink:actuate="onLoad"/>
          <svg:title/>
          <svg:desc>Une image contenant Visage humain, personne, capture d’écran, Super-héros

Description générée automatiquement</svg:desc>
        </draw:frame>
        <draw:frame draw:id="id882" draw:style-name="a1995" draw:name="Image 13" svg:x="5.33177in" svg:y="3.67483in" svg:width="2.66633in" svg:height="2.63051in" style:rel-width="scale" style:rel-height="scale">
          <draw:image xlink:href="media/image3.png" xlink:type="simple" xlink:show="embed" xlink:actuate="onLoad"/>
          <svg:title/>
          <svg:desc>Une image contenant carte, planète, Monde, Terre

Description générée automatiquement</svg:desc>
        </draw:frame>
        <draw:frame draw:id="id883" draw:style-name="a1996" draw:name="Image 15" svg:x="1.22836in" svg:y="3.67483in" svg:width="3.38307in" svg:height="2.63051in" style:rel-width="scale" style:rel-height="scale">
          <draw:image xlink:href="media/image4.png" xlink:type="simple" xlink:show="embed" xlink:actuate="onLoad"/>
          <svg:title/>
          <svg:desc>Une image contenant intérieur, ordinateur, ordinateur portable, capture d’écran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4" smil:attributeName="visibility" smil:to="visible" smil:begin="0.0s" smil:dur="0.001s" smil:fill="hold"/>
                  <anim:transitionFilter smil:targetElement="id8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5" smil:attributeName="visibility" smil:to="visible" smil:begin="0.0s" smil:dur="0.001s" smil:fill="hold"/>
                  <anim:transitionFilter smil:targetElement="id8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3" smil:attributeName="visibility" smil:to="visible" smil:begin="0.0s" smil:dur="0.001s" smil:fill="hold"/>
                  <anim:transitionFilter smil:targetElement="id88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7" smil:attributeName="visibility" smil:to="visible" smil:begin="0.0s" smil:dur="0.001s" smil:fill="hold"/>
                  <anim:transitionFilter smil:targetElement="id87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2" smil:attributeName="visibility" smil:to="visible" smil:begin="0.0s" smil:dur="0.001s" smil:fill="hold"/>
                  <anim:transitionFilter smil:targetElement="id88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79" smil:attributeName="visibility" smil:to="visible" smil:begin="0.0s" smil:dur="0.001s" smil:fill="hold"/>
                  <anim:transitionFilter smil:targetElement="id8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1" smil:attributeName="visibility" smil:to="visible" smil:begin="0.0s" smil:dur="0.001s" smil:fill="hold"/>
                  <anim:transitionFilter smil:targetElement="id881" smil:type="fade" smil:subtype="crossfade" smil:dur="0.5s"/>
                </anim:par>
              </anim:par>
            </anim:par>
          </anim:seq>
        </anim:par>
      </draw:page>
      <draw:page draw:name="Slide4" draw:style-name="a1998" draw:master-page-name="Master1-Layout6-titleOnly-Titre-seul" presentation:presentation-page-layout-name="Master1-PPL6" draw:id="Slide-259">
        <draw:frame draw:id="id884" presentation:style-name="a2002" draw:name="Titre 1" svg:x="1.24826in" svg:y="0.67642in" svg:width="10.83333in" svg:height="1.61698in" presentation:class="title" presentation:placeholder="false">
          <draw:text-box>
            <text:p text:style-name="a2001" text:class-names="" text:cond-style-name=""><text:span text:style-name="a1999" text:class-names="">Comment fonctionne un VPN ?</text:span><text:span text:style-name="a2000" text:class-names=""/></text:p>
          </draw:text-box>
          <svg:title/>
          <svg:desc/>
        </draw:frame>
        <draw:frame draw:id="id886" draw:style-name="a2014" draw:name="ZoneTexte 2" svg:x="1.24826in" svg:y="2.2934in" svg:width="10.83333in" svg:height="0.40391in">
          <draw:text-box>
            <text:p text:style-name="a2013" text:class-names="" text:cond-style-name="" text:id="id885"><text:span text:style-name="a2003" text:class-names="">Pour</text:span><text:span text:style-name="a2004" text:class-names=""><text:s text:c="1"/></text:span><text:span text:style-name="a2005" text:class-names="">commencer,</text:span><text:span text:style-name="a2006" text:class-names=""><text:s text:c="1"/></text:span><text:span text:style-name="a2007" text:class-names="">un</text:span><text:span text:style-name="a2008" text:class-names=""><text:s text:c="1"/></text:span><text:span text:style-name="a2009" text:class-names="">petit</text:span><text:span text:style-name="a2010" text:class-names=""><text:s text:c="1"/></text:span><text:span text:style-name="a2011" text:class-names="">rappel du fonctionnement d’Internet</text:span><text:span text:style-name="a2012" text:class-names=""/></text:p>
          </draw:text-box>
          <svg:title/>
          <svg:desc/>
        </draw:frame>
        <draw:frame draw:id="id887" draw:style-name="a2015" draw:name="Image 4" svg:x="1.11225in" svg:y="3.75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888" draw:style-name="a2016" draw:name="Image 7" svg:x="1.11224in" svg:y="4.81813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889" draw:style-name="a2017" draw:name="Image 8" svg:x="1.11224in" svg:y="2.72671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890" draw:style-name="a2018" draw:name="Image 12" svg:x="3.73651in" svg:y="3.99399in" svg:width="0.74108in" svg:height="0.74108in" style:rel-width="scale" style:rel-height="scale">
          <draw:image xlink:href="media/image6.png" xlink:type="simple" xlink:show="embed" xlink:actuate="onLoad"/>
          <svg:title/>
          <svg:desc>Une image contenant noir, obscurité

Description générée automatiquement</svg:desc>
        </draw:frame>
        <draw:frame draw:id="id891" draw:style-name="a2019" draw:name="Image 29" svg:x="6.54291in" svg:y="3.75in" svg:width="1.2519in" svg:height="1.2519in" style:rel-width="scale" style:rel-height="scale">
          <draw:image xlink:href="media/image7.png" xlink:type="simple" xlink:show="embed" xlink:actuate="onLoad"/>
          <svg:title/>
          <svg:desc>Une image contenant noir, obscurité

Description générée automatiquement</svg:desc>
        </draw:frame>
        <draw:frame draw:id="id892" draw:style-name="a2020" draw:name="Image 35" svg:x="9.86013in" svg:y="3.76619in" svg:width="1.2519in" svg:height="1.2519in" style:rel-width="scale" style:rel-height="scale">
          <draw:image xlink:href="media/image8.png" xlink:type="simple" xlink:show="embed" xlink:actuate="onLoad"/>
          <svg:title/>
          <svg:desc>Une image contenant noir, obscurité

Description générée automatiquement</svg:desc>
        </draw:frame>
        <draw:frame draw:id="id895" draw:style-name="a2028" draw:name="ZoneTexte 36" svg:x="3.68406in" svg:y="4.90508in" svg:width="0.96954in" svg:height="1.00977in">
          <draw:text-box>
            <text:p text:style-name="a2023" text:class-names="" text:cond-style-name="" text:id="id893"><text:span text:style-name="a2021" text:class-names="">RouteurModem</text:span><text:span text:style-name="a2022" text:class-names=""/></text:p>
            <text:p text:style-name="a2027" text:class-names="" text:cond-style-name="" text:id="id894"><text:span text:style-name="a2024" text:class-names="">FA</text:span><text:span text:style-name="a2025" text:class-names="">I</text:span><text:span text:style-name="a2026" text:class-names=""/></text:p>
          </draw:text-box>
          <svg:title/>
          <svg:desc/>
        </draw:frame>
        <draw:frame draw:id="id897" draw:style-name="a2032" draw:name="ZoneTexte 38" svg:x="6.77209in" svg:y="5.04661in" svg:width="0.96954in" svg:height="0.40391in">
          <draw:text-box>
            <text:p text:style-name="a2031" text:class-names="" text:cond-style-name="" text:id="id896"><text:span text:style-name="a2029" text:class-names="">Internet</text:span><text:span text:style-name="a2030" text:class-names=""/></text:p>
          </draw:text-box>
          <svg:title/>
          <svg:desc/>
        </draw:frame>
        <draw:frame draw:id="id899" draw:style-name="a2036" draw:name="ZoneTexte 39" svg:x="10.00131in" svg:y="5.00606in" svg:width="0.96954in" svg:height="0.40391in">
          <draw:text-box>
            <text:p text:style-name="a2035" text:class-names="" text:cond-style-name="" text:id="id898"><text:span text:style-name="a2033" text:class-names="">Serveur</text:span><text:span text:style-name="a2034" text:class-names=""/></text:p>
          </draw:text-box>
          <svg:title/>
          <svg:desc/>
        </draw:frame>
        <draw:connector draw:type="line" svg:x1="2.29592in" svg:y1="3.31855in" draw:start-shape="id889" draw:start-glue-point="1" svg:x2="3.68406in" svg:y2="4.21013in" draw:id="id900" draw:style-name="a2039" draw:name="Connecteur droit avec flèche 41">
          <svg:title/>
          <svg:desc/>
        </draw:connector>
        <draw:connector draw:type="line" svg:x1="2.29592in" svg:y1="4.34184in" draw:start-shape="id887" draw:start-glue-point="1" svg:x2="3.73651in" svg:y2="4.36453in" draw:end-shape="id890" draw:end-glue-point="3" draw:id="id901" draw:style-name="a2042" draw:name="Connecteur droit avec flèche 44">
          <svg:title/>
          <svg:desc/>
        </draw:connector>
        <draw:connector draw:type="line" svg:x1="2.29591in" svg:y1="5.40997in" draw:start-shape="id888" draw:start-glue-point="1" svg:x2="3.68406in" svg:y2="4.53163in" draw:id="id902" draw:style-name="a2045" draw:name="Connecteur droit avec flèche 48">
          <svg:title/>
          <svg:desc/>
        </draw:connector>
        <draw:connector draw:type="line" svg:x1="4.47759in" svg:y1="4.36453in" draw:start-shape="id890" draw:start-glue-point="1" svg:x2="6.54291in" svg:y2="4.37595in" draw:end-shape="id891" draw:end-glue-point="3" draw:id="id903" draw:style-name="a2048" draw:name="Connecteur droit avec flèche 53">
          <svg:title/>
          <svg:desc/>
        </draw:connector>
        <draw:connector draw:type="line" svg:x1="7.79481in" svg:y1="4.37758in" svg:x2="9.86013in" svg:y2="4.389in" draw:id="id904" draw:style-name="a2051" draw:name="Connecteur droit avec flèche 57">
          <svg:title/>
          <svg:desc/>
        </draw:connector>
        <draw:custom-shape svg:x="0.9301in" svg:y="2.74064in" svg:width="4.3609in" svg:height="3.92315in" draw:id="id906" draw:style-name="a2054" draw:name="Rectangle 58">
          <svg:title/>
          <svg:desc/>
          <text:p text:style-name="a2053" text:class-names="" text:cond-style-name="" text:id="id905"><text:span text:style-name="a2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8" draw:style-name="a2058" draw:name="ZoneTexte 59" svg:x="3.11055in" svg:y="3.0195in" svg:width="1.61054in" svg:height="0.40391in">
          <draw:text-box>
            <text:p text:style-name="a2057" text:class-names="" text:cond-style-name="" text:id="id907"><text:span text:style-name="a2055" text:class-names="">Réseau local</text:span><text:span text:style-name="a205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86" smil:attributeName="visibility" smil:to="visible" smil:begin="0.0s" smil:dur="0.001s" smil:fill="hold"/>
                  <anim:transitionFilter smil:targetElement="id88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08" smil:attributeName="visibility" smil:to="visible" smil:begin="0.0s" smil:dur="0.001s" smil:fill="hold"/>
                  <anim:transitionFilter smil:targetElement="id90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06" smil:attributeName="visibility" smil:to="visible" smil:begin="0.0s" smil:dur="0.001s" smil:fill="hold"/>
                  <anim:transitionFilter smil:targetElement="id90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9" smil:attributeName="visibility" smil:to="visible" smil:begin="0.0s" smil:dur="0.001s" smil:fill="hold"/>
                  <anim:transitionFilter smil:targetElement="id88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87" smil:attributeName="visibility" smil:to="visible" smil:begin="0.0s" smil:dur="0.001s" smil:fill="hold"/>
                  <anim:transitionFilter smil:targetElement="id88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88" smil:attributeName="visibility" smil:to="visible" smil:begin="0.0s" smil:dur="0.001s" smil:fill="hold"/>
                  <anim:transitionFilter smil:targetElement="id88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00" smil:attributeName="visibility" smil:to="visible" smil:begin="0.0s" smil:dur="0.001s" smil:fill="hold"/>
                  <anim:transitionFilter smil:targetElement="id90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01" smil:attributeName="visibility" smil:to="visible" smil:begin="0.0s" smil:dur="0.001s" smil:fill="hold"/>
                  <anim:transitionFilter smil:targetElement="id90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02" smil:attributeName="visibility" smil:to="visible" smil:begin="0.0s" smil:dur="0.001s" smil:fill="hold"/>
                  <anim:transitionFilter smil:targetElement="id90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90" smil:attributeName="visibility" smil:to="visible" smil:begin="0.0s" smil:dur="0.001s" smil:fill="hold"/>
                  <anim:transitionFilter smil:targetElement="id89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95" smil:attributeName="visibility" smil:to="visible" smil:begin="0.0s" smil:dur="0.001s" smil:fill="hold"/>
                  <anim:transitionFilter smil:targetElement="id8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897" smil:attributeName="visibility" smil:to="visible" smil:begin="0.0s" smil:dur="0.001s" smil:fill="hold"/>
                  <anim:transitionFilter smil:targetElement="id89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91" smil:attributeName="visibility" smil:to="visible" smil:begin="0.0s" smil:dur="0.001s" smil:fill="hold"/>
                  <anim:transitionFilter smil:targetElement="id89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03" smil:attributeName="visibility" smil:to="visible" smil:begin="0.0s" smil:dur="0.001s" smil:fill="hold"/>
                  <anim:transitionFilter smil:targetElement="id90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04" smil:attributeName="visibility" smil:to="visible" smil:begin="0.0s" smil:dur="0.001s" smil:fill="hold"/>
                  <anim:transitionFilter smil:targetElement="id90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92" smil:attributeName="visibility" smil:to="visible" smil:begin="0.0s" smil:dur="0.001s" smil:fill="hold"/>
                  <anim:transitionFilter smil:targetElement="id89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99" smil:attributeName="visibility" smil:to="visible" smil:begin="0.0s" smil:dur="0.001s" smil:fill="hold"/>
                  <anim:transitionFilter smil:targetElement="id899" smil:type="fade" smil:subtype="crossfade" smil:dur="0.5s"/>
                </anim:par>
              </anim:par>
            </anim:par>
          </anim:seq>
        </anim:par>
      </draw:page>
      <draw:page draw:name="Slide5" draw:style-name="a2060" draw:master-page-name="Master1-Layout6-titleOnly-Titre-seul" presentation:presentation-page-layout-name="Master1-PPL6" draw:id="Slide-260">
        <draw:frame draw:id="id909" presentation:style-name="a2064" draw:name="Titre 1" svg:x="1.24826in" svg:y="0.67708in" svg:width="10.83333in" svg:height="1.61632in" presentation:class="title" presentation:placeholder="false">
          <draw:text-box>
            <text:p text:style-name="a2063" text:class-names="" text:cond-style-name=""><text:span text:style-name="a2061" text:class-names="">Comment fonctionne un VPN ?</text:span><text:span text:style-name="a2062" text:class-names=""/></text:p>
          </draw:text-box>
          <svg:title/>
          <svg:desc/>
        </draw:frame>
        <draw:frame draw:id="id911" draw:style-name="a2068" draw:name="ZoneTexte 3" svg:x="1.24826in" svg:y="2.2934in" svg:width="10.83333in" svg:height="0.40391in">
          <draw:text-box>
            <text:p text:style-name="a2067" text:class-names="" text:cond-style-name="" text:id="id910"><text:span text:style-name="a2065" text:class-names="">Ensuite, l’utilisation originelle des VPN pour se connecter à un réseau distant</text:span><text:span text:style-name="a2066" text:class-names=""/></text:p>
          </draw:text-box>
          <svg:title/>
          <svg:desc/>
        </draw:frame>
        <draw:frame draw:id="id912" draw:style-name="a2069" draw:name="Image 4" svg:x="8.68704in" svg:y="2.93455in" svg:width="1.00996in" svg:height="1.00996in" style:rel-width="scale" style:rel-height="scale">
          <draw:image xlink:href="media/image8.png" xlink:type="simple" xlink:show="embed" xlink:actuate="onLoad"/>
          <svg:title/>
          <svg:desc>Une image contenant noir, obscurité

Description générée automatiquement</svg:desc>
        </draw:frame>
        <draw:frame draw:id="id913" draw:style-name="a2070" draw:name="Image 5" svg:x="10.42152in" svg:y="2.79041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914" draw:style-name="a2071" draw:name="Image 6" svg:x="10.42152in" svg:y="5.18871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915" draw:style-name="a2072" draw:name="Image 7" svg:x="8.59966in" svg:y="5.18871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916" draw:style-name="a2073" draw:name="Image 8" svg:x="8.82096in" svg:y="4.20854in" svg:width="0.74108in" svg:height="0.74108in" style:rel-width="scale" style:rel-height="scale">
          <draw:image xlink:href="media/image6.png" xlink:type="simple" xlink:show="embed" xlink:actuate="onLoad"/>
          <svg:title/>
          <svg:desc>Une image contenant noir, obscurité

Description générée automatiquement</svg:desc>
        </draw:frame>
        <draw:connector draw:type="line" svg:x1="9.56204in" svg:y1="4.57908in" draw:start-shape="id916" draw:start-glue-point="1" svg:x2="10.42152in" svg:y2="3.37046in" draw:id="id917" draw:style-name="a2076" draw:name="Connecteur droit avec flèche 9">
          <svg:title/>
          <svg:desc/>
        </draw:connector>
        <draw:connector draw:type="line" svg:x1="9.19202in" svg:y1="3.94451in" draw:start-shape="id912" draw:start-glue-point="2" svg:x2="9.1915in" svg:y2="4.20854in" draw:end-shape="id916" draw:end-glue-point="0" draw:id="id918" draw:style-name="a2079" draw:name="Connecteur droit avec flèche 11">
          <svg:title/>
          <svg:desc/>
        </draw:connector>
        <draw:connector draw:type="line" svg:x1="9.1915in" svg:y1="4.94962in" draw:start-shape="id916" draw:start-glue-point="2" svg:x2="9.1915in" svg:y2="5.18871in" draw:end-shape="id915" draw:end-glue-point="0" draw:id="id919" draw:style-name="a2082" draw:name="Connecteur droit avec flèche 16">
          <svg:title/>
          <svg:desc/>
        </draw:connector>
        <draw:connector draw:type="line" svg:x1="9.56204in" svg:y1="4.59686in" svg:x2="11.01336in" svg:y2="5.18871in" draw:end-shape="id914" draw:end-glue-point="0" draw:id="id920" draw:style-name="a2085" draw:name="Connecteur droit avec flèche 19">
          <svg:title/>
          <svg:desc/>
        </draw:connector>
        <draw:frame draw:id="id921" draw:style-name="a2086" draw:name="Image 21" svg:x="1.0344in" svg:y="4.07413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922" draw:style-name="a2087" draw:name="Image 22" svg:x="3.07756in" svg:y="4.29543in" svg:width="0.74108in" svg:height="0.74108in" style:rel-width="scale" style:rel-height="scale">
          <draw:image xlink:href="media/image6.png" xlink:type="simple" xlink:show="embed" xlink:actuate="onLoad"/>
          <svg:title/>
          <svg:desc>Une image contenant noir, obscurité

Description générée automatiquement</svg:desc>
        </draw:frame>
        <draw:connector draw:type="line" svg:x1="2.21808in" svg:y1="4.66597in" draw:start-shape="id921" draw:start-glue-point="1" svg:x2="3.07756in" svg:y2="4.66597in" draw:end-shape="id922" draw:end-glue-point="3" draw:id="id923" draw:style-name="a2090" draw:name="Connecteur droit avec flèche 23">
          <svg:title/>
          <svg:desc/>
        </draw:connector>
        <draw:frame draw:id="id924" draw:style-name="a2091" draw:name="Image 28" svg:x="5.74983in" svg:y="4.0299in" svg:width="1.2519in" svg:height="1.2519in" style:rel-width="scale" style:rel-height="scale">
          <draw:image xlink:href="media/image7.png" xlink:type="simple" xlink:show="embed" xlink:actuate="onLoad"/>
          <svg:title/>
          <svg:desc>Une image contenant noir, obscurité

Description générée automatiquement</svg:desc>
        </draw:frame>
        <draw:connector draw:type="line" svg:x1="3.81864in" svg:y1="4.66597in" draw:start-shape="id922" draw:start-glue-point="1" svg:x2="8.68704in" svg:y2="4.66597in" draw:end-shape="id916" draw:end-glue-point="3" draw:id="id925" draw:style-name="a2094" draw:name="Connecteur droit avec flèche 31">
          <svg:title/>
          <svg:desc/>
        </draw:connector>
        <draw:frame draw:id="id927" draw:style-name="a2098" draw:name="ZoneTexte 33" svg:x="4.16519in" svg:y="4.65585in" svg:width="1.68713in" svg:height="0.40391in">
          <draw:text-box>
            <text:p text:style-name="a2097" text:class-names="" text:cond-style-name="" text:id="id926"><text:span text:style-name="a2095" text:class-names="">Protocole VPN</text:span><text:span text:style-name="a2096" text:class-names=""/></text:p>
          </draw:text-box>
          <svg:title/>
          <svg:desc/>
        </draw:frame>
        <draw:connector draw:type="line" svg:x1="9.35644in" svg:y1="4.02178in" svg:x2="9.35644in" svg:y2="4.47095in" draw:id="id928" draw:style-name="a2101" draw:name="Connecteur droit avec flèche 34">
          <svg:title/>
          <svg:desc/>
        </draw:connector>
        <draw:frame draw:id="id930" draw:style-name="a2105" draw:name="ZoneTexte 36" svg:x="10.576in" svg:y="4.11297in" svg:width="1.61054in" svg:height="0.70684in">
          <draw:text-box>
            <text:p text:style-name="a2104" text:class-names="" text:cond-style-name="" text:id="id929"><text:span text:style-name="a2102" text:class-names="">Réseau d’entreprise</text:span><text:span text:style-name="a2103" text:class-names=""/></text:p>
          </draw:text-box>
          <svg:title/>
          <svg:desc/>
        </draw:frame>
        <draw:custom-shape svg:x="8.06678in" svg:y="2.79041in" svg:width="4.11977in" svg:height="3.58197in" draw:id="id932" draw:style-name="a2108" draw:name="Rectangle 39">
          <svg:title/>
          <svg:desc/>
          <text:p text:style-name="a2107" text:class-names="" text:cond-style-name="" text:id="id931"><text:span text:style-name="a2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11" smil:attributeName="visibility" smil:to="visible" smil:begin="0.0s" smil:dur="0.001s" smil:fill="hold"/>
                  <anim:transitionFilter smil:targetElement="id9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1" smil:attributeName="visibility" smil:to="visible" smil:begin="0.0s" smil:dur="0.001s" smil:fill="hold"/>
                  <anim:transitionFilter smil:targetElement="id92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3" smil:attributeName="visibility" smil:to="visible" smil:begin="0.0s" smil:dur="0.001s" smil:fill="hold"/>
                  <anim:transitionFilter smil:targetElement="id923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22" smil:attributeName="visibility" smil:to="visible" smil:begin="0.0s" smil:dur="0.001s" smil:fill="hold"/>
                  <anim:transitionFilter smil:targetElement="id9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4" smil:attributeName="visibility" smil:to="visible" smil:begin="0.0s" smil:dur="0.001s" smil:fill="hold"/>
                  <anim:transitionFilter smil:targetElement="id92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5" smil:attributeName="visibility" smil:to="visible" smil:begin="0.0s" smil:dur="0.001s" smil:fill="hold"/>
                  <anim:transitionFilter smil:targetElement="id91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9" smil:attributeName="visibility" smil:to="visible" smil:begin="0.0s" smil:dur="0.001s" smil:fill="hold"/>
                  <anim:transitionFilter smil:targetElement="id91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6" smil:attributeName="visibility" smil:to="visible" smil:begin="0.0s" smil:dur="0.001s" smil:fill="hold"/>
                  <anim:transitionFilter smil:targetElement="id91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8" smil:attributeName="visibility" smil:to="visible" smil:begin="0.0s" smil:dur="0.001s" smil:fill="hold"/>
                  <anim:transitionFilter smil:targetElement="id91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2" smil:attributeName="visibility" smil:to="visible" smil:begin="0.0s" smil:dur="0.001s" smil:fill="hold"/>
                  <anim:transitionFilter smil:targetElement="id91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7" smil:attributeName="visibility" smil:to="visible" smil:begin="0.0s" smil:dur="0.001s" smil:fill="hold"/>
                  <anim:transitionFilter smil:targetElement="id917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3" smil:attributeName="visibility" smil:to="visible" smil:begin="0.0s" smil:dur="0.001s" smil:fill="hold"/>
                  <anim:transitionFilter smil:targetElement="id91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30" smil:attributeName="visibility" smil:to="visible" smil:begin="0.0s" smil:dur="0.001s" smil:fill="hold"/>
                  <anim:transitionFilter smil:targetElement="id93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14" smil:attributeName="visibility" smil:to="visible" smil:begin="0.0s" smil:dur="0.001s" smil:fill="hold"/>
                  <anim:transitionFilter smil:targetElement="id91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20" smil:attributeName="visibility" smil:to="visible" smil:begin="0.0s" smil:dur="0.001s" smil:fill="hold"/>
                  <anim:transitionFilter smil:targetElement="id92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32" smil:attributeName="visibility" smil:to="visible" smil:begin="0.0s" smil:dur="0.001s" smil:fill="hold"/>
                  <anim:transitionFilter smil:targetElement="id93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8" smil:attributeName="visibility" smil:to="visible" smil:begin="0.0s" smil:dur="0.001s" smil:fill="hold"/>
                  <anim:transitionFilter smil:targetElement="id92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25" smil:attributeName="visibility" smil:to="visible" smil:begin="0.0s" smil:dur="0.001s" smil:fill="hold"/>
                  <anim:transitionFilter smil:targetElement="id92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27" smil:attributeName="visibility" smil:to="visible" smil:begin="0.0s" smil:dur="0.001s" smil:fill="hold"/>
                  <anim:transitionFilter smil:targetElement="id927" smil:type="fade" smil:subtype="crossfade" smil:dur="0.5s"/>
                </anim:par>
              </anim:par>
            </anim:par>
          </anim:seq>
        </anim:par>
      </draw:page>
      <draw:page draw:name="Slide6" draw:style-name="a2110" draw:master-page-name="Master1-Layout6-titleOnly-Titre-seul" presentation:presentation-page-layout-name="Master1-PPL6" draw:id="Slide-261">
        <draw:frame draw:id="id933" presentation:style-name="a2114" draw:name="Titre 1" svg:x="1.24826in" svg:y="0.67642in" svg:width="10.83333in" svg:height="1.61698in" presentation:class="title" presentation:placeholder="false">
          <draw:text-box>
            <text:p text:style-name="a2113" text:class-names="" text:cond-style-name=""><text:span text:style-name="a2111" text:class-names="">Comment fonctionne un VPN ?</text:span><text:span text:style-name="a2112" text:class-names=""/></text:p>
          </draw:text-box>
          <svg:title/>
          <svg:desc/>
        </draw:frame>
        <draw:frame draw:id="id935" draw:style-name="a2118" draw:name="ZoneTexte 2" svg:x="1.24826in" svg:y="2.2934in" svg:width="10.83333in" svg:height="0.40391in">
          <draw:text-box>
            <text:p text:style-name="a2117" text:class-names="" text:cond-style-name="" text:id="id934"><text:span text:style-name="a2115" text:class-names="">Enfin, les VPN grand public</text:span><text:span text:style-name="a2116" text:class-names=""/></text:p>
          </draw:text-box>
          <svg:title/>
          <svg:desc/>
        </draw:frame>
        <draw:frame draw:id="id936" draw:style-name="a2119" draw:name="Image 3" svg:x="1.11225in" svg:y="3.75in" svg:width="1.18367in" svg:height="1.18367in" style:rel-width="scale" style:rel-height="scale">
          <draw:image xlink:href="media/image5.png" xlink:type="simple" xlink:show="embed" xlink:actuate="onLoad"/>
          <svg:title/>
          <svg:desc>Une image contenant capture d’écran, Rectangle, conception

Description générée automatiquement</svg:desc>
        </draw:frame>
        <draw:frame draw:id="id937" draw:style-name="a2120" draw:name="Image 4" svg:x="3.06753in" svg:y="3.9713in" svg:width="0.74108in" svg:height="0.74108in" style:rel-width="scale" style:rel-height="scale">
          <draw:image xlink:href="media/image6.png" xlink:type="simple" xlink:show="embed" xlink:actuate="onLoad"/>
          <svg:title/>
          <svg:desc>Une image contenant noir, obscurité

Description générée automatiquement</svg:desc>
        </draw:frame>
        <draw:frame draw:id="id938" draw:style-name="a2121" draw:name="Image 5" svg:x="4.48477in" svg:y="3.83686in" svg:width="1.2519in" svg:height="1.2519in" style:rel-width="scale" style:rel-height="scale">
          <draw:image xlink:href="media/image7.png" xlink:type="simple" xlink:show="embed" xlink:actuate="onLoad"/>
          <svg:title/>
          <svg:desc>Une image contenant noir, obscurité

Description générée automatiquement</svg:desc>
        </draw:frame>
        <draw:frame draw:id="id939" draw:style-name="a2122" draw:name="Image 6" svg:x="7.03435in" svg:y="3.83686in" svg:width="1.00996in" svg:height="1.00996in" style:rel-width="scale" style:rel-height="scale">
          <draw:image xlink:href="media/image8.png" xlink:type="simple" xlink:show="embed" xlink:actuate="onLoad"/>
          <svg:title/>
          <svg:desc>Une image contenant noir, obscurité

Description générée automatiquement</svg:desc>
        </draw:frame>
        <draw:frame draw:id="id940" draw:style-name="a2123" draw:name="Image 7" svg:x="9.78551in" svg:y="3.7219in" svg:width="1.2519in" svg:height="1.2519in" style:rel-width="scale" style:rel-height="scale">
          <draw:image xlink:href="media/image8.png" xlink:type="simple" xlink:show="embed" xlink:actuate="onLoad"/>
          <svg:title/>
          <svg:desc>Une image contenant noir, obscurité

Description générée automatiquement</svg:desc>
        </draw:frame>
        <draw:frame draw:id="id942" draw:style-name="a2127" draw:name="ZoneTexte 8" svg:x="6.73754in" svg:y="4.79561in" svg:width="1.63319in" svg:height="1.00977in">
          <draw:text-box>
            <text:p text:style-name="a2126" text:class-names="" text:cond-style-name="" text:id="id941"><text:span text:style-name="a2124" text:class-names="">Serveur VPN, parfois plusieurs</text:span><text:span text:style-name="a2125" text:class-names=""/></text:p>
          </draw:text-box>
          <svg:title/>
          <svg:desc/>
        </draw:frame>
        <draw:custom-shape svg:x="6.66493in" svg:y="3.51546in" svg:width="1.75775in" svg:height="2.29897in" draw:id="id944" draw:style-name="a2130" draw:name="Rectangle 9">
          <svg:title/>
          <svg:desc/>
          <text:p text:style-name="a2129" text:class-names="" text:cond-style-name="" text:id="id943"><text:span text:style-name="a2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9592in" svg:y1="4.367in" svg:x2="2.9232in" svg:y2="4.367in" draw:id="id945" draw:style-name="a2133" draw:name="Connecteur droit avec flèche 10">
          <svg:title/>
          <svg:desc/>
        </draw:connector>
        <draw:connector draw:type="line" svg:x1="8.0443in" svg:y1="4.34184in" draw:start-shape="id939" draw:start-glue-point="1" svg:x2="9.6775in" svg:y2="4.34183in" draw:id="id946" draw:style-name="a2136" draw:name="Connecteur droit avec flèche 12">
          <svg:title/>
          <svg:desc/>
        </draw:connector>
        <draw:frame draw:id="id948" draw:style-name="a2140" draw:name="ZoneTexte 14" svg:x="8.5307in" svg:y="4.50524in" svg:width="1.11049in" svg:height="1.00977in">
          <draw:text-box>
            <text:p text:style-name="a2139" text:class-names="" text:cond-style-name="" text:id="id947"><text:span text:style-name="a2137" text:class-names="">IP du serveur VPN</text:span><text:span text:style-name="a2138" text:class-names=""/></text:p>
          </draw:text-box>
          <svg:title/>
          <svg:desc/>
        </draw:frame>
        <draw:connector draw:type="line" svg:x1="3.82497in" svg:y1="4.367in" svg:x2="6.93469in" svg:y2="4.367in" draw:id="id949" draw:style-name="a2143" draw:name="Connecteur droit avec flèche 15">
          <svg:title/>
          <svg:desc/>
        </draw:connector>
        <draw:frame draw:id="id951" draw:style-name="a2150" draw:name="ZoneTexte 17" svg:x="9.78551in" svg:y="5.09162in" svg:width="1.37113in" svg:height="0.70684in">
          <draw:text-box>
            <text:p text:style-name="a2149" text:class-names="" text:cond-style-name="" text:id="id950"><text:span text:style-name="a2144" text:class-names="">Serveur</text:span><text:span text:style-name="a2145" text:class-names=""><text:s text:c="1"/></text:span><text:span text:style-name="a2146" text:class-names="">classiqu</text:span><text:span text:style-name="a2147" text:class-names="">e</text:span><text:span text:style-name="a214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35" smil:attributeName="visibility" smil:to="visible" smil:begin="0.0s" smil:dur="0.001s" smil:fill="hold"/>
                  <anim:transitionFilter smil:targetElement="id93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36" smil:attributeName="visibility" smil:to="visible" smil:begin="0.0s" smil:dur="0.001s" smil:fill="hold"/>
                  <anim:transitionFilter smil:targetElement="id936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45" smil:attributeName="visibility" smil:to="visible" smil:begin="0.0s" smil:dur="0.001s" smil:fill="hold"/>
                  <anim:transitionFilter smil:targetElement="id945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7" smil:attributeName="visibility" smil:to="visible" smil:begin="0.0s" smil:dur="0.001s" smil:fill="hold"/>
                  <anim:transitionFilter smil:targetElement="id93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38" smil:attributeName="visibility" smil:to="visible" smil:begin="0.0s" smil:dur="0.001s" smil:fill="hold"/>
                  <anim:transitionFilter smil:targetElement="id93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40" smil:attributeName="visibility" smil:to="visible" smil:begin="0.0s" smil:dur="0.001s" smil:fill="hold"/>
                  <anim:transitionFilter smil:targetElement="id94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51" smil:attributeName="visibility" smil:to="visible" smil:begin="0.0s" smil:dur="0.001s" smil:fill="hold"/>
                  <anim:transitionFilter smil:targetElement="id95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42" smil:attributeName="visibility" smil:to="visible" smil:begin="0.0s" smil:dur="0.001s" smil:fill="hold"/>
                  <anim:transitionFilter smil:targetElement="id94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44" smil:attributeName="visibility" smil:to="visible" smil:begin="0.0s" smil:dur="0.001s" smil:fill="hold"/>
                  <anim:transitionFilter smil:targetElement="id944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9" smil:attributeName="visibility" smil:to="visible" smil:begin="0.0s" smil:dur="0.001s" smil:fill="hold"/>
                  <anim:transitionFilter smil:targetElement="id939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49" smil:attributeName="visibility" smil:to="visible" smil:begin="0.0s" smil:dur="0.001s" smil:fill="hold"/>
                  <anim:transitionFilter smil:targetElement="id94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46" smil:attributeName="visibility" smil:to="visible" smil:begin="0.0s" smil:dur="0.001s" smil:fill="hold"/>
                  <anim:transitionFilter smil:targetElement="id94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48" smil:attributeName="visibility" smil:to="visible" smil:begin="0.0s" smil:dur="0.001s" smil:fill="hold"/>
                  <anim:transitionFilter smil:targetElement="id948" smil:type="fade" smil:subtype="crossfade" smil:dur="0.5s"/>
                </anim:par>
              </anim:par>
            </anim:par>
          </anim:seq>
        </anim:par>
      </draw:page>
      <draw:page draw:name="Slide8" draw:style-name="a2152" draw:master-page-name="Master1-Layout14-cust-3 colonnes" presentation:presentation-page-layout-name="Master1-PPL14" draw:id="Slide-263">
        <draw:frame draw:id="id952" presentation:style-name="a2156" draw:name="Titre 1" svg:x="1.24826in" svg:y="0.66667in" svg:width="10.83333in" svg:height="1.64261in" presentation:class="title" presentation:placeholder="false">
          <draw:text-box>
            <text:p text:style-name="a2155" text:class-names="" text:cond-style-name=""><text:span text:style-name="a2153" text:class-names="">Les VPN, une réelle utilité ?</text:span><text:span text:style-name="a2154" text:class-names=""/></text:p>
          </draw:text-box>
          <svg:title/>
          <svg:desc/>
        </draw:frame>
        <draw:frame draw:id="id954" presentation:style-name="a2161" draw:name="Espace réservé du texte 2" svg:x="1.24894in" svg:y="2.15761in" svg:width="3.49617in" svg:height="0.75in" presentation:class="outline" presentation:placeholder="false">
          <draw:text-box>
            <text:list text:style-name="a2160">
              <text:list-item>
                <text:p text:style-name="a2159" text:class-names="" text:cond-style-name="" text:id="id953"><text:span text:style-name="a2157" text:class-names="">Anonymat et Sécurité relatifs</text:span><text:span text:style-name="a2158" text:class-names=""/></text:p>
              </text:list-item>
            </text:list>
          </draw:text-box>
          <svg:title/>
          <svg:desc/>
        </draw:frame>
        <draw:frame draw:id="id956" presentation:style-name="a2166" draw:name="Espace réservé du texte 4" svg:x="4.92542in" svg:y="2.48146in" svg:width="3.48249in" svg:height="0.75in" presentation:class="outline" presentation:placeholder="false">
          <draw:text-box>
            <text:list text:style-name="a2165">
              <text:list-item>
                <text:p text:style-name="a2164" text:class-names="" text:cond-style-name="" text:id="id955"><text:span text:style-name="a2162" text:class-names="">Un accès incertain à des contenus restreints<text:s text:c="1"/></text:span><text:span text:style-name="a2163" text:class-names=""/></text:p>
              </text:list-item>
            </text:list>
          </draw:text-box>
          <svg:title/>
          <svg:desc/>
        </draw:frame>
        <draw:frame draw:id="id958" presentation:style-name="a2171" draw:name="Espace réservé du texte 6" svg:x="8.76784in" svg:y="2.10646in" svg:width="3.49406in" svg:height="0.75in" presentation:class="outline" presentation:placeholder="false">
          <draw:text-box>
            <text:list text:style-name="a2170">
              <text:list-item>
                <text:p text:style-name="a2169" text:class-names="" text:cond-style-name="" text:id="id957"><text:span text:style-name="a2167" text:class-names="">… les rares cas pertinents</text:span><text:span text:style-name="a2168" text:class-names=""/></text:p>
              </text:list-item>
            </text:list>
          </draw:text-box>
          <svg:title/>
          <svg:desc/>
        </draw:frame>
        <draw:frame draw:id="id959" draw:style-name="a2172" draw:name="Image 9" svg:x="0.58805in" svg:y="3.23146in" svg:width="2.55068in" svg:height="3.16914in" style:rel-width="scale" style:rel-height="scale">
          <draw:image xlink:href="media/image9.png" xlink:type="simple" xlink:show="embed" xlink:actuate="onLoad"/>
          <svg:title/>
          <svg:desc>Une image contenant intérieur, rideau, salle de bain, textile

Description générée automatiquement</svg:desc>
        </draw:frame>
        <draw:frame draw:id="id960" draw:style-name="a2173" draw:transform="translate(-1.52083in -0.89583in) rotate(-4.71239) translate(6.66667in 4.7576in)" draw:name="Picture 2" svg:width="3.04167in" svg:height="1.79167in" style:rel-width="scale" style:rel-height="scale">
          <draw:image xlink:href="media/image10.jpeg" xlink:type="simple" xlink:show="embed" xlink:actuate="onLoad"/>
          <svg:title/>
          <svg:desc>ANTIQUE ELECTRIC DOUBLE KNIFE SWITCH ELECTRIC CHAIR DR FRANKENSTEIN SWITCH  -- Antique Price Guide Details Page</svg:desc>
        </draw:frame>
        <draw:frame draw:id="id961" draw:style-name="a2174" draw:name="Picture 4" svg:x="9.24947in" svg:y="5.06916in" svg:width="1.79167in" svg:height="1.19444in" style:rel-width="scale" style:rel-height="scale">
          <draw:image xlink:href="media/image11.jpeg" xlink:type="simple" xlink:show="embed" xlink:actuate="onLoad"/>
          <svg:title/>
          <svg:desc>10 Productivity Tips to Help You Master Microsoft Office 365 | Helixstorm</svg:desc>
        </draw:frame>
        <draw:frame draw:id="id962" draw:style-name="a2175" draw:name="Picture 6" svg:x="9.36717in" svg:y="4.03164in" svg:width="1.55627in" svg:height="1.03751in" style:rel-width="scale" style:rel-height="scale">
          <draw:image xlink:href="media/image12.jpeg" xlink:type="simple" xlink:show="embed" xlink:actuate="onLoad"/>
          <svg:title/>
          <svg:desc/>
        </draw:frame>
        <draw:frame draw:id="id963" draw:style-name="a2176" draw:name="Picture 8" svg:x="9.24947in" svg:y="3.16263in" svg:width="1.81344in" svg:height="0.80018in" style:rel-width="scale" style:rel-height="scale">
          <draw:image xlink:href="media/image13.png" xlink:type="simple" xlink:show="embed" xlink:actuate="onLoad"/>
          <svg:title/>
          <svg:desc>WiFi public et gratuit - Commune du Teilleul</svg:desc>
        </draw:frame>
        <draw:frame draw:id="id970" draw:style-name="a2208" draw:name="ZoneTexte 10" svg:x="3.23845in" svg:y="3.23146in" svg:width="1.68697in" svg:height="4.03906in">
          <draw:text-box>
            <text:p text:style-name="a2178" text:class-names="" text:cond-style-name="" text:id="id964"><text:span text:style-name="a2177" text:class-names="">- Services et appareils hors VPN</text:span></text:p>
            <text:p text:style-name="a2182" text:class-names="" text:cond-style-name="" text:id="id965"><text:span text:style-name="a2179" text:class-names="">-</text:span><text:span text:style-name="a2180" text:class-names=""><text:s text:c="1"/></text:span><text:span text:style-name="a2181" text:class-names="">FAI</text:span></text:p>
            <text:p text:style-name="a2201" text:class-names="" text:cond-style-name="" text:id="id966"><text:span text:style-name="a2183" text:class-names="">-</text:span><text:span text:style-name="a2184" text:class-names=""><text:s text:c="1"/></text:span><text:span text:style-name="a2185" text:class-names="">Requêtes</text:span><text:span text:style-name="a2186" text:class-names=""><text:s text:c="1"/></text:span><text:span text:style-name="a2187" text:class-names=""><text:s text:c="2"/>entrantes et</text:span><text:span text:style-name="a2188" text:class-names=""><text:s text:c="1"/></text:span><text:span text:style-name="a2189" text:class-names="">sortantes</text:span><text:span text:style-name="a2190" text:class-names=""><text:s text:c="1"/></text:span><text:span text:style-name="a2191" text:class-names="">sur</text:span><text:span text:style-name="a2192" text:class-names=""><text:s text:c="1"/></text:span><text:span text:style-name="a2193" text:class-names="">les</text:span><text:span text:style-name="a2194" text:class-names=""><text:s text:c="1"/></text:span><text:span text:style-name="a2195" text:class-names="">serveurs</text:span><text:span text:style-name="a2196" text:class-names=""><text:s text:c="1"/></text:span><text:span text:style-name="a2197" text:class-names="">des</text:span><text:span text:style-name="a2198" text:class-names=""><text:s text:c="1"/></text:span><text:span text:style-name="a2199" text:class-names="">VP</text:span><text:span text:style-name="a2200" text:class-names="">N</text:span></text:p>
            <text:p text:style-name="a2203" text:class-names="" text:cond-style-name="" text:id="id967"><text:span text:style-name="a2202" text:class-names="">- Entre l’ordi et la chaise</text:span></text:p>
            <text:p text:style-name="a2205" text:class-names="" text:cond-style-name="" text:id="id968"><text:span text:style-name="a2204" text:class-names=""/></text:p>
            <text:p text:style-name="a2207" text:class-names="" text:cond-style-name="" text:id="id969"><text:span text:style-name="a220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3" smil:attributeName="visibility" smil:to="visible" smil:begin="0.0s" smil:dur="0.001s" smil:fill="hold"/>
                  <anim:transitionFilter smil:targetElement="id95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59" smil:attributeName="visibility" smil:to="visible" smil:begin="0.0s" smil:dur="0.001s" smil:fill="hold"/>
                  <anim:transitionFilter smil:targetElement="id95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70" smil:attributeName="visibility" smil:to="visible" smil:begin="0.0s" smil:dur="0.001s" smil:fill="hold"/>
                  <anim:transitionFilter smil:targetElement="id97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5" smil:attributeName="visibility" smil:to="visible" smil:begin="0.0s" smil:dur="0.001s" smil:fill="hold"/>
                  <anim:transitionFilter smil:targetElement="id9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60" smil:attributeName="visibility" smil:to="visible" smil:begin="0.0s" smil:dur="0.001s" smil:fill="hold"/>
                  <anim:transitionFilter smil:targetElement="id96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57" smil:attributeName="visibility" smil:to="visible" smil:begin="0.0s" smil:dur="0.001s" smil:fill="hold"/>
                  <anim:transitionFilter smil:targetElement="id9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63" smil:attributeName="visibility" smil:to="visible" smil:begin="0.0s" smil:dur="0.001s" smil:fill="hold"/>
                  <anim:transitionFilter smil:targetElement="id96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62" smil:attributeName="visibility" smil:to="visible" smil:begin="0.0s" smil:dur="0.001s" smil:fill="hold"/>
                  <anim:transitionFilter smil:targetElement="id96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61" smil:attributeName="visibility" smil:to="visible" smil:begin="0.0s" smil:dur="0.001s" smil:fill="hold"/>
                  <anim:transitionFilter smil:targetElement="id961" smil:type="fade" smil:subtype="crossfade" smil:dur="0.5s"/>
                </anim:par>
              </anim:par>
            </anim:par>
          </anim:seq>
        </anim:par>
      </draw:page>
      <draw:page draw:name="Slide9" draw:style-name="a2210" draw:master-page-name="Master1-Layout14-cust-3 colonnes" presentation:presentation-page-layout-name="Master1-PPL14" draw:id="Slide-264">
        <draw:frame draw:id="id971" presentation:style-name="a2216" draw:name="Titre 1" svg:x="1.24826in" svg:y="-0.11858in" svg:width="10.83333in" svg:height="2.08333in" presentation:class="title" presentation:placeholder="false">
          <draw:text-box>
            <text:p text:style-name="a2215" text:class-names="" text:cond-style-name=""><text:span text:style-name="a2211" text:class-names="">ET SI<text:s text:c="1"/></text:span><text:span text:style-name="a2212" text:class-names="">VRAIMENT</text:span><text:span text:style-name="a2213" text:class-names=""><text:s text:c="1"/>JE VEUX UN VPN ?</text:span><text:span text:style-name="a2214" text:class-names=""/></text:p>
          </draw:text-box>
          <svg:title/>
          <svg:desc/>
        </draw:frame>
        <draw:frame draw:id="id974" presentation:style-name="a2224" draw:name="Espace réservé du texte 2" svg:x="2.85805in" svg:y="5.37844in" svg:width="7.61376in" svg:height="0.75in" presentation:class="outline" presentation:placeholder="false">
          <draw:text-box>
            <text:list text:style-name="a2219">
              <text:list-item>
                <text:p text:style-name="a2218" text:class-names="" text:cond-style-name="" text:id="id972"><text:span text:style-name="a2217" text:class-names="">Le lien vers un tuto de MICODE :</text:span></text:p>
              </text:list-item>
            </text:list>
            <text:list text:style-name="a2223">
              <text:list-item>
                <text:p text:style-name="a2222" text:class-names="" text:cond-style-name="" text:id="id973"><text:span text:style-name="a2220" text:class-names=""><text:s text:c="1"/>https://www.youtube.com/watch?v=wnHslYZCiTE&amp;t=0s&amp;ab_channel=Micode</text:span><text:span text:style-name="a2221" text:class-names=""/></text:p>
              </text:list-item>
            </text:list>
          </draw:text-box>
          <svg:title/>
          <svg:desc/>
        </draw:frame>
        <draw:frame draw:id="id975" draw:style-name="a2225" draw:name="Picture 2" svg:x="3.97876in" svg:y="1.20602in" svg:width="5.37233in" svg:height="3.04226in" style:rel-width="scale" style:rel-height="scale">
          <draw:image xlink:href="media/image14.jpeg" xlink:type="simple" xlink:show="embed" xlink:actuate="onLoad"/>
          <svg:title/>
          <svg:desc>Après quatre Shrek, le Chat Potté a son propre film | Cinéma | 7sur7.be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75" smil:attributeName="visibility" smil:to="visible" smil:begin="0.0s" smil:dur="0.001s" smil:fill="hold"/>
                  <anim:transitionFilter smil:targetElement="id9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72" smil:attributeName="visibility" smil:to="visible" smil:begin="0.0s" smil:dur="0.001s" smil:fill="hold"/>
                  <anim:transitionFilter smil:targetElement="id97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973" smil:attributeName="visibility" smil:to="visible" smil:begin="0.0s" smil:dur="0.001s" smil:fill="hold"/>
                  <anim:transitionFilter smil:targetElement="id973" smil:type="fade" smil:subtype="crossfade" smil:dur="0.5s"/>
                </anim:par>
              </anim:par>
            </anim:par>
          </anim:seq>
        </anim:par>
      </draw:page>
      <draw:page draw:name="Slide10" draw:style-name="a2227" draw:master-page-name="Master1-Layout11-cust-Titre-et-légende" presentation:presentation-page-layout-name="Master1-PPL11" draw:id="Slide-265">
        <draw:frame draw:id="id976" presentation:style-name="a2231" draw:name="Titre 1" svg:x="1.24831in" svg:y="0.66667in" svg:width="10.83328in" svg:height="3.75in" presentation:class="title" presentation:placeholder="false">
          <draw:text-box>
            <text:p text:style-name="a2230" text:class-names="" text:cond-style-name=""><text:span text:style-name="a2228" text:class-names="">VOS QUESTIONS</text:span><text:span text:style-name="a2229" text:class-names=""/></text:p>
          </draw:text-box>
          <svg:title/>
          <svg:desc/>
        </draw:frame>
        <draw:frame draw:id="id977" presentation:style-name="a2232" draw:name="Espace réservé du texte 2" svg:x="1.24826in" svg:y="4.83333in" svg:width="10.83165in" svg:height="1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re et contenu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Titre de section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Deux contenus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a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re seul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Vide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u avec légende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Image avec légende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Image panoramique avec légende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re et légende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Carte nom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 colonnes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 colonnes d’image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re et texte vertical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Titre vertical et texte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15.png" xlink:show="embed" xlink:actuate="onLoad"/>
    <draw:fill-image draw:name="a1722" xlink:href="media/image15.png" xlink:show="embed" xlink:actuate="onLoad"/>
    <draw:fill-image draw:name="a564" xlink:href="media/image15.png" xlink:show="embed" xlink:actuate="onLoad"/>
    <draw:fill-image draw:name="a1830" xlink:href="media/image15.png" xlink:show="embed" xlink:actuate="onLoad"/>
    <draw:fill-image draw:name="a2151" xlink:href="media/image15.png" xlink:show="embed" xlink:actuate="onLoad"/>
    <draw:fill-image draw:name="a1997" xlink:href="media/image15.png" xlink:show="embed" xlink:actuate="onLoad"/>
    <draw:fill-image draw:name="a107" xlink:href="media/image15.png" xlink:show="embed" xlink:actuate="onLoad"/>
    <draw:fill-image draw:name="a2226" xlink:href="media/image15.png" xlink:show="embed" xlink:actuate="onLoad"/>
    <draw:fill-image draw:name="a788" xlink:href="media/image15.png" xlink:show="embed" xlink:actuate="onLoad"/>
    <draw:fill-image draw:name="a1385" xlink:href="media/image15.png" xlink:show="embed" xlink:actuate="onLoad"/>
    <draw:fill-image draw:name="a1086" xlink:href="media/image15.png" xlink:show="embed" xlink:actuate="onLoad"/>
    <draw:fill-image draw:name="a2109" xlink:href="media/image15.png" xlink:show="embed" xlink:actuate="onLoad"/>
    <draw:fill-image draw:name="a0" xlink:href="media/image15.png" xlink:show="embed" xlink:actuate="onLoad"/>
    <draw:fill-image draw:name="a1973" xlink:href="media/image15.png" xlink:show="embed" xlink:actuate="onLoad"/>
    <draw:fill-image draw:name="a439" xlink:href="media/image15.png" xlink:show="embed" xlink:actuate="onLoad"/>
    <draw:fill-image draw:name="a1938" xlink:href="media/image15.png" xlink:show="embed" xlink:actuate="onLoad"/>
    <draw:fill-image draw:name="a1480" xlink:href="media/image15.png" xlink:show="embed" xlink:actuate="onLoad"/>
    <draw:fill-image draw:name="a1185" xlink:href="media/image15.png" xlink:show="embed" xlink:actuate="onLoad"/>
    <draw:fill-image draw:name="a697" xlink:href="media/image15.png" xlink:show="embed" xlink:actuate="onLoad"/>
    <draw:fill-image draw:name="a2209" xlink:href="media/image15.png" xlink:show="embed" xlink:actuate="onLoad"/>
    <draw:fill-image draw:name="a1595" xlink:href="media/image15.png" xlink:show="embed" xlink:actuate="onLoad"/>
    <draw:fill-image draw:name="a875" xlink:href="media/image15.png" xlink:show="embed" xlink:actuate="onLoad"/>
    <draw:fill-image draw:name="a236" xlink:href="media/image15.png" xlink:show="embed" xlink:actuate="onLoad"/>
    <draw:fill-image draw:name="a344" xlink:href="media/image15.png" xlink:show="embed" xlink:actuate="onLoad"/>
    <draw:fill-image draw:name="a1280" xlink:href="media/image15.png" xlink:show="embed" xlink:actuate="onLoad"/>
    <draw:fill-image draw:name="a2059" xlink:href="media/image15.png" xlink:show="embed" xlink:actuate="onLoad"/>
    <draw:fill-image draw:name="a1951" xlink:href="media/image15.png" xlink:show="embed" xlink:actuate="onLoad"/>
    <draw:marker draw:name="a2080" svg:viewBox="0 0 20 30" svg:d="m10 0-10 30h20z"/>
    <draw:marker draw:name="a2037" svg:viewBox="0 0 20 30" svg:d="m10 0-10 30h20z"/>
    <draw:marker draw:name="a2081" svg:viewBox="0 0 20 30" svg:d="m10 0-10 30h20z"/>
    <draw:marker draw:name="a2038" svg:viewBox="0 0 20 30" svg:d="m10 0-10 30h20z"/>
    <draw:marker draw:name="a2083" svg:viewBox="0 0 20 30" svg:d="m10 0-10 30h20z"/>
    <draw:marker draw:name="a2084" svg:viewBox="0 0 20 30" svg:d="m10 0-10 30h20z"/>
    <draw:marker draw:name="a2141" svg:viewBox="0 0 20 30" svg:d="m10 0-10 30h20z"/>
    <draw:marker draw:name="a2142" svg:viewBox="0 0 20 30" svg:d="m10 0-10 30h20z"/>
    <draw:marker draw:name="a2050" svg:viewBox="0 0 20 30" svg:d="m10 0-10 30h20z"/>
    <draw:marker draw:name="a2088" svg:viewBox="0 0 20 30" svg:d="m10 0-10 30h20z"/>
    <draw:marker draw:name="a2089" svg:viewBox="0 0 20 30" svg:d="m10 0-10 30h20z"/>
    <draw:marker draw:name="a2074" svg:viewBox="0 0 20 30" svg:d="m10 0-10 30h20z"/>
    <draw:marker draw:name="a2131" svg:viewBox="0 0 20 30" svg:d="m10 0-10 30h20z"/>
    <draw:marker draw:name="a2075" svg:viewBox="0 0 20 30" svg:d="m10 0-10 30h20z"/>
    <draw:marker draw:name="a2132" svg:viewBox="0 0 20 30" svg:d="m10 0-10 30h20z"/>
    <draw:marker draw:name="a2077" svg:viewBox="0 0 20 30" svg:d="m10 0-10 30h20z"/>
    <draw:marker draw:name="a2134" svg:viewBox="0 0 20 30" svg:d="m10 0-10 30h20z"/>
    <draw:marker draw:name="a2040" svg:viewBox="0 0 20 30" svg:d="m10 0-10 30h20z"/>
    <draw:marker draw:name="a2078" svg:viewBox="0 0 20 30" svg:d="m10 0-10 30h20z"/>
    <draw:marker draw:name="a2135" svg:viewBox="0 0 20 30" svg:d="m10 0-10 30h20z"/>
    <draw:marker draw:name="a2041" svg:viewBox="0 0 20 30" svg:d="m10 0-10 30h20z"/>
    <draw:marker draw:name="a2043" svg:viewBox="0 0 20 30" svg:d="m10 0-10 30h20z"/>
    <draw:marker draw:name="a2100" svg:viewBox="0 0 20 30" svg:d="m10 0-10 30h20z"/>
    <draw:marker draw:name="a2044" svg:viewBox="0 0 20 30" svg:d="m10 0-10 30h20z"/>
    <draw:marker draw:name="a2046" svg:viewBox="0 0 20 30" svg:d="m10 0-10 30h20z"/>
    <draw:marker draw:name="a2047" svg:viewBox="0 0 20 30" svg:d="m10 0-10 30h20z"/>
    <draw:marker draw:name="a2092" svg:viewBox="0 0 20 30" svg:d="m10 0-10 30h20z"/>
    <draw:marker draw:name="a2049" svg:viewBox="0 0 20 30" svg:d="m10 0-10 30h20z"/>
    <draw:marker draw:name="a2093" svg:viewBox="0 0 20 30" svg:d="m10 0-10 30h20z"/>
    <draw:marker draw:name="a209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Diapositive-de-titr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Modifiez le style du titr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Modifiez le style des sous-titres du masqu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re-et-contenu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Modifiez le style du titr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quez pour modifier les styles du texte du masque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euxième niveau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Cinquième niveau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Titre-de-section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Deux-contenus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200">
        <svg:title/>
        <svg:desc/>
        <draw:g draw:name="Group 8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Modifiez le style du titr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quez pour modifier les styles du texte du masque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Deuxième niveau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Cinquième niveau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quez pour modifier les styles du texte du masque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Deuxième niveau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Cinquième niveau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a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247">
        <svg:title/>
        <svg:desc/>
        <draw:g draw:name="Group 8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Modifiez le style du titr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quez pour modifier les styles du texte du masque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quez pour 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Cinquième niveau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quez pour modifier les styles du texte du masque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quez pour modifier les styles du texte du masque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Deuxième niveau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Cinquième niveau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re-seul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296">
        <svg:title/>
        <svg:desc/>
        <draw:g draw:name="Group 8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Vide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341">
        <svg:title/>
        <svg:desc/>
        <draw:g draw:name="Group 8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u-avec-légende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385">
        <svg:title/>
        <svg:desc/>
        <draw:g draw:name="Group 8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Modifiez le style du titr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quez pour modifier les styles du texte du masque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Deuxième niveau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Cinquième niveau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quez pour modifier les styles du texte du masque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Image-avec-légende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432">
        <svg:title/>
        <svg:desc/>
        <draw:g draw:name="Group 8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Modifiez le style du titr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quez sur l'icône pour ajouter une imag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quez pour modifier les styles du texte du masque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Image-panoramique-avec-légende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479">
        <svg:title/>
        <svg:desc/>
        <draw:g draw:name="Group 8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quez sur l'icône pour ajouter une imag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quez pour modifier les styles du texte du masque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re-et-légende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Modifiez le style du titr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quez pour modifier les styles du texte du masque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Citation-avec-légende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Modifiez le style du titr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quez pour modifier les styles du texte du masque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quez pour modifier les styles du texte du masque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Modifiez le style du titr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quez pour modifier les styles du texte du masque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 colonnes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667">
        <svg:title/>
        <svg:desc/>
        <draw:g draw:name="Group 8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Modifiez le style du titr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quez pour modifier les styles du texte du masque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quez pour modifier les styles du texte du masque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quez pour modifier les styles du texte du masque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quez pour modifier les styles du texte du masque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quez pour modifier les styles du texte du masque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quez pour modifier les styles du texte du masque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 colonnes-d’image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718">
        <svg:title/>
        <svg:desc/>
        <draw:g draw:name="Group 8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Modifiez le style du titr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quez pour modifier les styles du texte du masque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quez sur l'icône pour ajouter une imag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quez pour modifier les styles du texte du masque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quez pour modifier les styles du texte du masque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quez sur l'icône pour ajouter une imag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quez pour modifier les styles du texte du masque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quez pour modifier les styles du texte du masque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quez sur l'icône pour ajouter une imag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quez pour modifier les styles du texte du masque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re-et-texte-vertical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Modifiez le style du titr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quez pour modifier les styles du texte du masque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Deuxième niveau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Cinquième niveau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16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Modifiez le style du titr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quez pour modifier les styles du texte du masque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Deuxième niveau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Cinquième niveau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nnaissez-vous les vpn ?</dc:title>
    <meta:initial-creator>Benoît Ivars</meta:initial-creator>
    <dc:creator>Benoît Ivars</dc:creator>
    <meta:creation-date>2023-09-13T13:47:17Z</meta:creation-date>
    <dc:date>2023-09-13T19:52:55Z</dc:date>
    <meta:template xlink:href="TM04033919%5b%5bfn=Circuit%5d%5d" xlink:type="simple"/>
    <meta:editing-cycles>17</meta:editing-cycles>
    <meta:editing-duration>PT0S</meta:editing-duration>
    <meta:document-statistic meta:paragraph-count="38" meta:word-count="200"/>
  </office:meta>
</office:document-meta>
</file>